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0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09-05" calcext:value-type="date">
            <text:p>05/09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0-07" calcext:value-type="date">
            <text:p>07/10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1-05" calcext:value-type="date">
            <text:p>05/11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2-05" calcext:value-type="date">
            <text:p>05/12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1-07" calcext:value-type="date">
            <text:p>07/01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2-05" calcext:value-type="date">
            <text:p>05/02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3-06" calcext:value-type="date">
            <text:p>06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4-04" calcext:value-type="date">
            <text:p>04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5-05" calcext:value-type="date">
            <text:p>05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6-05" calcext:value-type="date">
            <text:p>05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1"/>
          <table:table-cell table:style-name="ce52" table:formula="of:=[.C12]-[.F12]" office:value-type="float" office:value="650" calcext:value-type="float">
            <text:p>65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12])" office:value-type="float" office:value="650" calcext:value-type="float">
            <text:p>650,00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8.5741848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8.575291464">00:00:00</text:time></text:span><text:span text:style-name="MT2"><text:time style:data-style-name="N2" text:time-value="10:21:28.575313887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6-27">00/00/0000</text:date><text:s/>- <text:time style:data-style-name="N2" text:time-value="10:21:28.576618175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6-27T10:21:28.959818639</dc:date>
    <meta:print-date>2020-10-05T15:55:44.962000000</meta:print-date>
    <dc:language>pt-PT</dc:language>
    <meta:editing-cycles>695</meta:editing-cycles>
    <meta:editing-duration>PT10H7M31S</meta:editing-duration>
    <meta:document-statistic meta:table-count="1" meta:cell-count="88" meta:object-count="0"/>
    <meta:user-defined meta:name="Info 0"/>
    <meta:user-defined meta:name="Info 1"/>
    <meta:user-defined meta:name="Info 2"/>
    <meta:user-defined meta:name="Info 3"/>
  </office:meta>
</office:document-meta>
</file>